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2f7d" officeooo:paragraph-rsid="00082f7d"/>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82f7d" officeooo:paragraph-rsid="00082f7d" style:font-size-asian="24pt" style:font-weight-asian="bold" style:font-size-complex="24pt" style:font-weight-complex="bold"/>
    </style:style>
    <style:style style:name="P3" style:family="paragraph" style:parent-style-name="Standard">
      <style:text-properties officeooo:rsid="0009c826" officeooo:paragraph-rsid="00082f7d"/>
    </style:style>
    <style:style style:name="P4" style:family="paragraph" style:parent-style-name="Standard">
      <style:paragraph-properties fo:line-height="150%" fo:text-align="justify" style:justify-single-word="false"/>
      <style:text-properties officeooo:rsid="0009c826" officeooo:paragraph-rsid="0009c826"/>
    </style:style>
    <style:style style:name="P5" style:family="paragraph" style:parent-style-name="Standard">
      <style:paragraph-properties fo:padding="0.074cm" fo:border-left="none" fo:border-right="none" fo:border-top="none" fo:border-bottom="0.99pt solid #000000" style:join-border="false"/>
    </style:style>
    <style:style style:name="P6" style:family="paragraph" style:parent-style-name="Header">
      <style:text-properties officeooo:rsid="00082f7d" officeooo:paragraph-rsid="00082f7d"/>
    </style:style>
    <style:style style:name="T1" style:family="text">
      <style:text-properties officeooo:rsid="000a11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 d’Espagnol</text:p>
      <text:p text:style-name="P5"/>
      <text:p text:style-name="Standard"/>
      <text:p text:style-name="Standard"/>
      <text:p text:style-name="Standard"/>
      <text:p text:style-name="P5"/>
      <text:p text:style-name="Standard"/>
      <text:p text:style-name="P1">¿Quién soy yo?</text:p>
      <text:p text:style-name="P1"/>
      <text:p text:style-name="P3"/>
      <text:p text:style-name="P4">Cette suite de monologues est une suite de témoignages de deux personnes : Une homme, et une vielle femme. L’homme est l’un des 500 bébés volés en Argentine lors de la dictature, et la vieille femme est une grand-mère de la place de Mai, et très certainement la grand-mère de l’homme. Tous deux racontent ce qu’il s’est passé lorsqu’il a su la vérité. </text:p>
      <text:p text:style-name="P4">L’homme dit qu’il a vu des militaires arriver, et qu’il a appris qu’il était dans une famille de militaires et que toute son identité était fausse, incluant entre autres son nom et sa date de naissance. Il dit aussi que c’est un mensonge qui a duré 25 ans. </text:p>
      <text:p text:style-name="P4">La grand-mère, qui s’appelle Mariana, <text:span text:style-name="T1">raconte ce qu’il s’est passé en sa présence. Elle termine en disant que sa mère l’a appelé Juan, et à la réponse de Juan, il semblait surpr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2f7d" officeooo:paragraph-rsid="00082f7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ARNIER<text:tab/><text:tab/>Vendredi 17 Mai 2019</text:p>
        <text:p text:style-name="MP1">Thomas</text:p>
        <text:p text:style-name="MP1">TS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08:23:30.313000000</meta:creation-date>
    <dc:date>2019-05-17T08:48:36.511000000</dc:date>
    <meta:editing-duration>PT2M45S</meta:editing-duration>
    <meta:editing-cycles>1</meta:editing-cycles>
    <meta:document-statistic meta:table-count="0" meta:image-count="0" meta:object-count="0" meta:page-count="1" meta:paragraph-count="8" meta:word-count="155" meta:character-count="855" meta:non-whitespace-character-count="704"/>
    <meta:generator>LibreOffice/5.1.6.2$Windows_x86 LibreOffice_project/07ac168c60a517dba0f0d7bc7540f5afa45f0909</meta:generator>
  </office:meta>
</office:document-meta>
</file>